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6000001D1EF4761E30A616577.png" manifest:media-type="image/png"/>
  <manifest:file-entry manifest:full-path="Pictures/10000001000002540000018E9714DB84BA1119D0.png" manifest:media-type="image/png"/>
  <manifest:file-entry manifest:full-path="Pictures/10000001000003210000029CF0B9041A564EEA84.png" manifest:media-type="image/png"/>
  <manifest:file-entry manifest:full-path="Pictures/100000010000025A000001D69E0ADD7DABB5F841.png" manifest:media-type="image/png"/>
  <manifest:file-entry manifest:full-path="Pictures/10000001000001C8000001BD3EE0A8CB8B4F4885.png" manifest:media-type="image/png"/>
  <manifest:file-entry manifest:full-path="Pictures/10000001000001C6000001B8AD2098B323DCF6B7.png" manifest:media-type="image/png"/>
  <manifest:file-entry manifest:full-path="Pictures/10000001000001CA000001BC44FC47E1AD6FDB37.png" manifest:media-type="image/png"/>
  <manifest:file-entry manifest:full-path="Pictures/10000001000002460000018CB6635F5153C52CA5.png" manifest:media-type="image/png"/>
  <manifest:file-entry manifest:full-path="Pictures/10000001000002420000026E8C9F351C7B8F3B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7fb7" officeooo:paragraph-rsid="00127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.035cm" svg:y="0.03cm" svg:width="14.783cm" svg:height="12.328cm" draw:z-index="0"><draw:image xlink:href="Pictures/10000001000003210000029CF0B9041A564EEA84.png" xlink:type="simple" xlink:show="embed" xlink:actuate="onLoad" draw:mime-type="image/png"/></draw:frame><text:s text:c="2"/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0.081cm" svg:y="0.467cm" svg:width="14.473cm" svg:height="11.299cm" draw:z-index="1"><draw:image xlink:href="Pictures/100000010000025A000001D69E0ADD7DABB5F8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char" svg:x="0.06cm" svg:y="0.196cm" svg:width="15.771cm" svg:height="10.53cm" draw:z-index="2"><draw:image xlink:href="Pictures/10000001000002540000018E9714DB84BA1119D0.png" xlink:type="simple" xlink:show="embed" xlink:actuate="onLoad" draw:mime-type="image/png"/></draw:frame><text:soft-page-break/></text:p>
      <text:p text:style-name="P1"><draw:frame draw:style-name="fr1" draw:name="Figura4" text:anchor-type="char" svg:x="0.007cm" svg:y="0cm" svg:width="15.877cm" svg:height="11.643cm" draw:z-index="3"><draw:image xlink:href="Pictures/10000001000001C6000001B8AD2098B323DCF6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Figura5" text:anchor-type="char" svg:x="0.007cm" svg:y="0.132cm" svg:width="14.924cm" svg:height="11.776cm" draw:z-index="4"><draw:image xlink:href="Pictures/10000001000001C8000001BD3EE0A8CB8B4F488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6" text:anchor-type="char" svg:x="0.069cm" svg:y="0.302cm" svg:width="14.958cm" svg:height="11.94cm" draw:z-index="5"><draw:image xlink:href="Pictures/1000000100000296000001D1EF4761E30A616577.png" xlink:type="simple" xlink:show="embed" xlink:actuate="onLoad" draw:mime-type="image/png"/></draw:frame></text:p>
      <text:p text:style-name="P1"/>
      <text:p text:style-name="P1"><draw:frame draw:style-name="fr1" draw:name="Figura7" text:anchor-type="char" svg:x="0.034cm" svg:y="0.132cm" svg:width="15.268cm" svg:height="11.749cm" draw:z-index="6"><draw:image xlink:href="Pictures/10000001000001CA000001BC44FC47E1AD6FDB37.png" xlink:type="simple" xlink:show="embed" xlink:actuate="onLoad" draw:mime-type="image/png"/></draw:frame><text:soft-page-break/><text:s text:c="2"/></text:p>
      <text:p text:style-name="P1"><draw:frame draw:style-name="fr1" draw:name="Figura8" text:anchor-type="char" svg:x="0.06cm" svg:y="0cm" svg:width="15.215cm" svg:height="10.478cm" draw:z-index="7"><draw:image xlink:href="Pictures/10000001000002460000018CB6635F5153C52CA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draw:frame draw:style-name="fr1" draw:name="Figura9" text:anchor-type="char" svg:x="0.007cm" svg:y="0cm" svg:width="15.295cm" svg:height="16.459cm" draw:z-index="8"><draw:image xlink:href="Pictures/10000001000002420000026E8C9F351C7B8F3B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23:39:44.634000000</meta:creation-date>
    <dc:date>2023-08-30T00:11:47.499000000</dc:date>
    <meta:editing-duration>PT34S</meta:editing-duration>
    <meta:editing-cycles>1</meta:editing-cycles>
    <meta:document-statistic meta:table-count="0" meta:image-count="9" meta:object-count="0" meta:page-count="5" meta:paragraph-count="4" meta:word-count="0" meta:character-count="9" meta:non-whitespace-character-count="0"/>
    <meta:generator>LibreOffice/7.5.5.2$Windows_X86_64 LibreOffice_project/ca8fe7424262805f223b9a2334bc7181abbcbf5e</meta:generator>
  </office:meta>
</office:document-meta>
</file>